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ty 2D- 15 Health System</text:p>
      <text:p text:style-name="Standard"/>
      <text:list xml:id="list3317218484688280075" text:style-name="L1">
        <text:list-item>
          <text:p text:style-name="P1">Create a new c# script and call it “HealthManager”</text:p>
        </text:list-item>
      </text:list>
      <text:p text:style-name="Standard"/>
      <text:p text:style-name="Standard">using System.Collections;</text:p>
      <text:p text:style-name="Standard">using System.Collections.Generic;</text:p>
      <text:p text:style-name="Standard">using UnityEngine;</text:p>
      <text:p text:style-name="Standard"/>
      <text:p text:style-name="Standard">public class HealthManager : MonoBehaviour {</text:p>
      <text:p text:style-name="Standard"/>
      <text:p text:style-name="Standard">public int currentHealth;</text:p>
      <text:p text:style-name="Standard">public int maxHealth;</text:p>
      <text:p text:style-name="Standard"/>
      <text:p text:style-name="Standard"/>
      <text:p text:style-name="Standard"/>
      <text:p text:style-name="Standard">void Start(){</text:p>
      <text:p text:style-name="Standard"/>
      <text:p text:style-name="Standard">}</text:p>
      <text:p text:style-name="Standard"/>
      <text:p text:style-name="Standard">void Update() {</text:p>
      <text:p text:style-name="Standard"/>
      <text:p text:style-name="Standard">}</text:p>
      <text:p text:style-name="Standard"/>
      <text:p text:style-name="Standard">public void HurtPlayer(int damageToGive){</text:p>
      <text:p text:style-name="Standard">currentHealth -= damageToGive;</text:p>
      <text:p text:style-name="Standard"/>
      <text:p text:style-name="Standard">if(currentHealth &lt;= 0){</text:p>
      <text:p text:style-name="Standard">gameObject.SetActive(false);</text:p>
      <text:p text:style-name="Standard">}</text:p>
      <text:p text:style-name="Standard">}</text:p>
      <text:p text:style-name="Standard">}</text:p>
      <text:list xml:id="list6184345548275100238" text:style-name="L2">
        <text:list-item>
          <text:p text:style-name="P2">Make a script called “HurtPlayer”</text:p>
        </text:list-item>
      </text:list>
      <text:p text:style-name="Standard"/>
      <text:p text:style-name="Standard">using System.Collections;</text:p>
      <text:p text:style-name="Standard">using System.Collections.Generic;</text:p>
      <text:p text:style-name="Standard">using UnityEngine;</text:p>
      <text:p text:style-name="Standard"/>
      <text:p text:style-name="Standard">public class HurtPlayer : MonoBehaviour {</text:p>
      <text:p text:style-name="Standard"/>
      <text:p text:style-name="Standard">public float waitToHurt = 1.5f;</text:p>
      <text:p text:style-name="Standard">public bool isTouching;</text:p>
      <text:p text:style-name="Standard">private HealthManager healthMan;</text:p>
      <text:p text:style-name="Standard">[SerializeField]</text:p>
      <text:p text:style-name="Standard">private int damageToGive;</text:p>
      <text:p text:style-name="Standard"/>
      <text:p text:style-name="Standard">void Start(){</text:p>
      <text:p text:style-name="Standard">healthMan = FindObjectOfType&lt;HealthManager&gt;();</text:p>
      <text:p text:style-name="Standard"/>
      <text:p text:style-name="Standard">void Update() {</text:p>
      <text:p text:style-name="Standard"><text:soft-page-break/></text:p>
      <text:p text:style-name="Standard">if(isTouching) {</text:p>
      <text:p text:style-name="Standard">waitToHurt -= Time.deltaTime;</text:p>
      <text:p text:style-name="Standard">if(waitToHurt &lt;= 0)</text:p>
      <text:p text:style-name="Standard">{</text:p>
      <text:p text:style-name="Standard">healthMan.HurtPlayer(damageToGive);</text:p>
      <text:p text:style-name="Standard">waitToHurt = 1.5f;</text:p>
      <text:p text:style-name="Standard">}</text:p>
      <text:p text:style-name="Standard">}</text:p>
      <text:p text:style-name="Standard">}</text:p>
      <text:p text:style-name="Standard"/>
      <text:p text:style-name="Standard">private void OnCollisionEnter2D(Collision2D other){</text:p>
      <text:p text:style-name="Standard">if(other.collider.tag == “Player”)</text:p>
      <text:p text:style-name="Standard">{</text:p>
      <text:p text:style-name="Standard">other.gameObject.GetComponent&lt;HealthManager&gt;().HurtPlayer(damageToGive);</text:p>
      <text:p text:style-name="Standard"/>
      <text:p text:style-name="Standard">}</text:p>
      <text:p text:style-name="Standard"/>
      <text:p text:style-name="Standard">}</text:p>
      <text:p text:style-name="Standard">private void OnCollisionStay2D(Collision2D other){</text:p>
      <text:p text:style-name="Standard">if(other.collider.tag == “Player”){</text:p>
      <text:p text:style-name="Standard">isTouching = true;</text:p>
      <text:p text:style-name="Standard">} </text:p>
      <text:p text:style-name="Standard">}</text:p>
      <text:p text:style-name="Standard"/>
      <text:p text:style-name="Standard">private void OnCollisionExit2D(Collision2D other){</text:p>
      <text:p text:style-name="Standard">if(other.collider.tag == “Player”)</text:p>
      <text:p text:style-name="Standard">{</text:p>
      <text:p text:style-name="Standard">isTouching = false;</text:p>
      <text:p text:style-name="Standard">waitToHurt = 1.5f;</text:p>
      <text:p text:style-name="Standard">}</text:p>
      <text:p text:style-name="Standard">}</text:p>
      <text:p text:style-name="Standard">}</text:p>
      <text:p text:style-name="Standard"/>
      <text:p text:style-name="Standard"/>
      <text:p text:style-name="Standard">Set your health in the inspector. Now time to make a healthbar. Create a canvas by right clicking in the hierarchy, also add a slider to the canvas and move it to the corner of your screen, and change the size to make it a certain size. Choose anchor (by clicking the box in the inspector, and click the top right anchor so that it stays up in the corner depending on your device. Open up the slider in the hierarchy. Remove the handle slide area. Change the max value to your max health value, and leave the min value at 0. Zoom in on the ends where it will not fill up completely, and click fill area in your slider on the hierarchy. Click fill. Take the outside box, and take fill area to max out, on both sides, so that it matches with the lines. Change the collour of the background to red, and change the colour of the fill to a green colour so it looks like a health bar. </text:p>
      <text:p text:style-name="Standard"/>
      <text:p text:style-name="Standard"><text:s/>Now create a new script. Call it “UIManager” and attach it directly to your canvas</text:p>
      <text:p text:style-name="Standard"/>
      <text:p text:style-name="Standard">using System.Collections;</text:p>
      <text:p text:style-name="Standard">using System.Collections.Generic;</text:p>
      <text:p text:style-name="Standard"><text:soft-page-break/>using UnityEngine;</text:p>
      <text:p text:style-name="Standard">using UnityEngine.UI;</text:p>
      <text:p text:style-name="Standard"/>
      <text:p text:style-name="Standard">public class UIManager : MonoBehaviour {</text:p>
      <text:p text:style-name="Standard"/>
      <text:p text:style-name="Standard">private HealthManager healthMan;</text:p>
      <text:p text:style-name="Standard">public Slider healthBar;</text:p>
      <text:p text:style-name="Standard">public Text hpText;</text:p>
      <text:p text:style-name="Standard"/>
      <text:p text:style-name="Standard">void Start(){</text:p>
      <text:p text:style-name="Standard">healthMan = FindObjectOfType&lt;HealthManager&gt;();</text:p>
      <text:p text:style-name="Standard">}</text:p>
      <text:p text:style-name="Standard"/>
      <text:p text:style-name="Standard">void Update(){</text:p>
      <text:p text:style-name="Standard"/>
      <text:p text:style-name="Standard">healthBar.maxValue = healthMan.maxHealth;</text:p>
      <text:p text:style-name="Standard">healthBar.value = healthMan.currentHealth;</text:p>
      <text:p text:style-name="Standard">hpText.text = “HP: “ + healthMan.currentHealth + “/ + healthMan.maxHealth;</text:p>
      <text:p text:style-name="Standard">}</text:p>
      <text:p text:style-name="Standard"/>
      <text:p text:style-name="Standard">}</text:p>
      <text:p text:style-name="Standard"/>
      <text:p text:style-name="Standard">Add your slider to the script on your canvas by dragging and dropping into your inspector where the script says Health Bar. Right Click on the Health Bar, and click UI, then “Text”. Center the Alignment, and Add the HP : 25/50. make sure that the colour does not blend and you use bold. Drag the text into the hp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15T10:29:12.34</meta:creation-date>
    <dc:date>2020-12-17T18:29:18.72</dc:date>
    <meta:editing-duration>P2DT44M47S</meta:editing-duration>
    <meta:editing-cycles>6</meta:editing-cycles>
    <meta:generator>OpenOffice/4.1.7$Win32 OpenOffice.org_project/417m1$Build-9800</meta:generator>
    <meta:document-statistic meta:table-count="0" meta:image-count="0" meta:object-count="0" meta:page-count="3" meta:paragraph-count="80" meta:word-count="450" meta:character-count="2990"/>
  </office:meta>
</office:document-meta>
</file>